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ASIS FOR TRUSTING GOD (146:1-4, 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BASIS FOR TRUSTING GOD (146:1-4, 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reliability (146:1-2, 10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ur fallibility (146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BASIS FOR TRUSTING GOD (146:1-4, 10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LESSINGS OF TRUSTING GOD (146:5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BLESSINGS OF TRUSTING GOD (146:5-9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o God is (146:5-6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o God is (146:5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Israel's helper and hope (146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the creator of everything (146: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BLESSINGS OF TRUSTING GOD (146:5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o God is (146:5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God does (146:6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What God does (146:6-9)<text:s text:c="1"/></text:span><text:span text:style-name="a512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e keeps his promises (146:6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e upholds the oppressed and feeds the hungry (146: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 frees the prisoners (146:7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 gives sight to the blind (146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protects the foreigners and cares for orphans and widows (146:9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BLESSINGS OF TRUSTING GOD (146:5-9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o God is (146:5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at God does (146:6-9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46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BASIS FOR TRUSTING GOD (146:1-4, 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BLESSINGS OF TRUSTING GOD (146:5-9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6 </dc:title>
    <meta:initial-creator>David STRICKLAND</meta:initial-creator>
    <dc:creator>David STRICKLAND</dc:creator>
    <meta:creation-date>2020-02-23T23:21:30Z</meta:creation-date>
    <dc:date>2020-02-23T23:21:30Z</dc:date>
    <meta:template xlink:href="BibleStudy" xlink:type="simple"/>
    <meta:editing-cycles>1</meta:editing-cycles>
    <meta:editing-duration>PT0S</meta:editing-duration>
    <meta:document-statistic meta:paragraph-count="28" meta:word-count="221"/>
  </office:meta>
</office:document-meta>
</file>